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7900000126C9F3B6EA18FBB31D.png" manifest:media-type="image/png"/>
  <manifest:file-entry manifest:full-path="Pictures/10000001000001C00000015C6F5F171F7489156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101cm" svg:stroke-color="#000000" draw:stroke-linejoin="round" svg:stroke-linecap="round" draw:fill="none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6.86cm" svg:height="5.34cm" svg:x="17.68cm" svg:y="10.74cm">
          <draw:image xlink:href="Pictures/10000001000001C00000015C6F5F171F74891568.png" xlink:type="simple" xlink:show="embed" xlink:actuate="onLoad" draw:mime-type="image/png">
            <text:p/>
          </draw:image>
        </draw:frame>
        <draw:frame draw:style-name="gr1" draw:text-style-name="P1" draw:layer="layout" svg:width="6.85cm" svg:height="5.34cm" svg:x="17.69cm" svg:y="4.86cm">
          <draw:image xlink:href="Pictures/100000010000017900000126C9F3B6EA18FBB31D.png" xlink:type="simple" xlink:show="embed" xlink:actuate="onLoad" draw:mime-type="image/png">
            <text:p/>
          </draw:image>
        </draw:frame>
        <draw:frame draw:style-name="gr1" draw:text-style-name="P1" draw:layer="layout" svg:width="6.85cm" svg:height="5.34cm" svg:x="17.69cm" svg:y="4.9cm">
          <draw:image xlink:href="Pictures/100000010000017900000126C9F3B6EA18FBB31D.png" xlink:type="simple" xlink:show="embed" xlink:actuate="onLoad" draw:mime-type="image/png">
            <text:p/>
          </draw:image>
        </draw:frame>
        <draw:g>
          <draw:path draw:style-name="gr2" draw:text-style-name="P2" draw:layer="layout" svg:width="0.079cm" svg:height="0.076cm" svg:x="24.215cm" svg:y="10.16cm" svg:viewBox="0 0 80 77" svg:d="M80 0c-1 44-37 77-80 77">
            <text:p/>
          </draw:path>
          <draw:line draw:style-name="gr2" draw:text-style-name="P2" draw:layer="layout" svg:x1="17.662cm" svg:y1="10.158cm" svg:x2="17.662cm" svg:y2="4.96cm">
            <text:p/>
          </draw:line>
          <draw:path draw:style-name="gr2" draw:text-style-name="P2" draw:layer="layout" svg:width="0.077cm" svg:height="0.077cm" svg:x="17.666cm" svg:y="10.162cm" svg:viewBox="0 0 78 78" svg:d="M78 78c-43 0-78-35-78-78">
            <text:p/>
          </draw:path>
          <draw:line draw:style-name="gr2" draw:text-style-name="P2" draw:layer="layout" svg:x1="17.738cm" svg:y1="4.883cm" svg:x2="24.139cm" svg:y2="4.883cm">
            <text:p/>
          </draw:line>
          <draw:line draw:style-name="gr2" draw:text-style-name="P2" draw:layer="layout" svg:x1="24.215cm" svg:y1="10.234cm" svg:x2="17.738cm" svg:y2="10.234cm">
            <text:p/>
          </draw:line>
          <draw:path draw:style-name="gr2" draw:text-style-name="P2" draw:layer="layout" svg:width="0.077cm" svg:height="0.076cm" svg:x="17.666cm" svg:y="4.888cm" svg:viewBox="0 0 78 77" svg:d="M0 77c0-43 35-77 78-77">
            <text:p/>
          </draw:path>
          <draw:line draw:style-name="gr2" draw:text-style-name="P2" draw:layer="layout" svg:x1="24.292cm" svg:y1="9.98cm" svg:x2="24.292cm" svg:y2="10.158cm">
            <text:p/>
          </draw:line>
          <draw:line draw:style-name="gr2" draw:text-style-name="P2" draw:layer="layout" svg:x1="24.139cm" svg:y1="4.883cm" svg:x2="24.31cm" svg:y2="5.037cm">
            <text:p/>
          </draw:line>
          <draw:line draw:style-name="gr2" draw:text-style-name="P2" draw:layer="layout" svg:x1="24.309cm" svg:y1="6.17cm" svg:x2="24.547cm" svg:y2="6.425cm">
            <text:p/>
          </draw:line>
          <draw:line draw:style-name="gr2" draw:text-style-name="P2" draw:layer="layout" svg:x1="24.547cm" svg:y1="9.726cm" svg:x2="24.292cm" svg:y2="9.981cm">
            <text:p/>
          </draw:line>
          <draw:line draw:style-name="gr2" draw:text-style-name="P2" draw:layer="layout" svg:x1="24.309cm" svg:y1="5.036cm" svg:x2="24.309cm" svg:y2="6.17cm">
            <text:p/>
          </draw:line>
          <draw:line draw:style-name="gr2" draw:text-style-name="P2" draw:layer="layout" svg:x1="24.546cm" svg:y1="6.424cm" svg:x2="24.546cm" svg:y2="9.726cm">
            <text:p/>
          </draw:line>
          <draw:path draw:style-name="gr3" draw:text-style-name="P3" draw:layer="layout" svg:width="0.432cm" svg:height="0.432cm" svg:x="24.016cm" svg:y="6.454cm" svg:viewBox="0 0 433 433" svg:d="M433 216c0 120-96 217-217 217-119 0-216-97-216-217 0-119 97-216 216-216 121 0 217 97 217 216z">
            <text:p/>
          </draw:path>
          <draw:path draw:style-name="gr3" draw:text-style-name="P3" draw:layer="layout" svg:width="0.432cm" svg:height="0.432cm" svg:x="24.016cm" svg:y="9.248cm" svg:viewBox="0 0 433 433" svg:d="M433 217c0 119-96 216-217 216-119 0-216-97-216-216 0-120 97-217 216-217 121 0 217 97 217 217z">
            <text:p/>
          </draw:path>
          <draw:path draw:style-name="gr3" draw:text-style-name="P3" draw:layer="layout" svg:width="0.432cm" svg:height="0.432cm" svg:x="18.86cm" svg:y="9.705cm" svg:viewBox="0 0 433 433" svg:d="M433 217c0 119-97 216-217 216-119 0-216-97-216-216s97-217 216-217c120 0 217 98 217 217z">
            <text:p/>
          </draw:path>
          <draw:path draw:style-name="gr3" draw:text-style-name="P3" draw:layer="layout" svg:width="0.432cm" svg:height="0.432cm" svg:x="18.962cm" svg:y="4.981cm" svg:viewBox="0 0 433 433" svg:d="M433 217c0 119-97 216-216 216-121 0-217-97-217-216 0-120 96-217 217-217 119 0 216 97 216 217z">
            <text:p/>
          </draw:path>
          <draw:path draw:style-name="gr3" draw:text-style-name="P3" draw:layer="layout" svg:width="0.11cm" svg:height="0.111cm" svg:x="23.957cm" svg:y="7.478cm" svg:viewBox="0 0 111 112" svg:d="M111 56c0 30-25 56-56 56-30 0-55-26-55-56 0-31 25-56 55-56 31 0 56 25 56 56z">
            <text:p/>
          </draw:path>
          <draw:path draw:style-name="gr3" draw:text-style-name="P3" draw:layer="layout" svg:width="0.11cm" svg:height="0.111cm" svg:x="24.211cm" svg:y="7.478cm" svg:viewBox="0 0 111 112" svg:d="M111 56c0 30-24 56-56 56-30 0-55-26-55-56 0-31 25-56 55-56 32 0 56 25 56 56z">
            <text:p/>
          </draw:path>
          <draw:path draw:style-name="gr3" draw:text-style-name="P3" draw:layer="layout" svg:width="0.11cm" svg:height="0.111cm" svg:x="23.957cm" svg:y="7.732cm" svg:viewBox="0 0 111 112" svg:d="M111 56c0 31-25 56-56 56-30 0-55-25-55-56s25-56 55-56c31 0 56 25 56 56z">
            <text:p/>
          </draw:path>
          <draw:path draw:style-name="gr3" draw:text-style-name="P3" draw:layer="layout" svg:width="0.11cm" svg:height="0.111cm" svg:x="24.211cm" svg:y="7.732cm" svg:viewBox="0 0 111 112" svg:d="M111 56c0 31-24 56-56 56-30 0-55-25-55-56s25-56 55-56c32 0 56 25 56 56z">
            <text:p/>
          </draw:path>
          <draw:path draw:style-name="gr3" draw:text-style-name="P3" draw:layer="layout" svg:width="0.11cm" svg:height="0.111cm" svg:x="23.957cm" svg:y="7.986cm" svg:viewBox="0 0 111 112" svg:d="M111 57c0 30-25 55-56 55-30 0-55-25-55-55 0-32 25-57 55-57 31 0 56 25 56 57z">
            <text:p/>
          </draw:path>
          <draw:path draw:style-name="gr3" draw:text-style-name="P3" draw:layer="layout" svg:width="0.11cm" svg:height="0.111cm" svg:x="24.211cm" svg:y="7.986cm" svg:viewBox="0 0 111 112" svg:d="M111 57c0 30-24 55-56 55-30 0-55-25-55-55 0-32 25-57 55-57 32 0 56 25 56 57z">
            <text:p/>
          </draw:path>
          <draw:path draw:style-name="gr3" draw:text-style-name="P3" draw:layer="layout" svg:width="0.093cm" svg:height="0.093cm" svg:x="22.484cm" svg:y="8.562cm" svg:viewBox="0 0 94 94" svg:d="M94 47c0 25-22 47-47 47-26 0-47-22-47-47 0-26 21-47 47-47 25 0 47 21 47 47z">
            <text:p/>
          </draw:path>
          <draw:path draw:style-name="gr3" draw:text-style-name="P3" draw:layer="layout" svg:width="0.093cm" svg:height="0.093cm" svg:x="22.738cm" svg:y="8.562cm" svg:viewBox="0 0 94 94" svg:d="M94 47c0 25-21 47-46 47-26 0-48-22-48-47 0-26 22-47 48-47 25 0 46 21 46 47z">
            <text:p/>
          </draw:path>
          <draw:path draw:style-name="gr3" draw:text-style-name="P3" draw:layer="layout" svg:width="0.093cm" svg:height="0.093cm" svg:x="22.992cm" svg:y="8.562cm" svg:viewBox="0 0 94 94" svg:d="M94 47c0 25-21 47-46 47-27 0-48-22-48-47 0-26 21-47 48-47 25 0 46 21 46 47z">
            <text:p/>
          </draw:path>
          <draw:path draw:style-name="gr3" draw:text-style-name="P3" draw:layer="layout" svg:width="0.093cm" svg:height="0.094cm" svg:x="22.696cm" svg:y="8.892cm" svg:viewBox="0 0 94 95" svg:d="M94 48c0 26-21 47-48 47-26 0-46-21-46-47 0-27 20-48 46-48 27 0 48 21 48 48z">
            <text:p/>
          </draw:path>
          <draw:path draw:style-name="gr3" draw:text-style-name="P3" draw:layer="layout" svg:width="0.093cm" svg:height="0.094cm" svg:x="23.178cm" svg:y="8.892cm" svg:viewBox="0 0 94 95" svg:d="M94 48c0 26-21 47-46 47-27 0-48-21-48-47 0-27 21-48 48-48 25 0 46 21 46 48z">
            <text:p/>
          </draw:path>
          <draw:path draw:style-name="gr3" draw:text-style-name="P3" draw:layer="layout" svg:width="0.093cm" svg:height="0.093cm" svg:x="23.246cm" svg:y="8.562cm" svg:viewBox="0 0 94 94" svg:d="M94 47c0 25-21 47-47 47s-47-22-47-47c0-26 21-47 47-47s47 21 47 47z">
            <text:p/>
          </draw:path>
          <draw:path draw:style-name="gr3" draw:text-style-name="P3" draw:layer="layout" svg:width="0.093cm" svg:height="0.093cm" svg:x="23.5cm" svg:y="8.562cm" svg:viewBox="0 0 94 94" svg:d="M94 47c0 25-21 47-46 47-26 0-48-22-48-47 0-26 22-47 48-47 25 0 46 21 46 47z">
            <text:p/>
          </draw:path>
          <draw:path draw:style-name="gr3" draw:text-style-name="P3" draw:layer="layout" svg:width="0.093cm" svg:height="0.093cm" svg:x="23.5cm" svg:y="7.8cm" svg:viewBox="0 0 94 94" svg:d="M94 48c0 25-21 46-46 46-26 0-48-21-48-46 0-26 22-48 48-48 25 0 46 22 46 48z">
            <text:p/>
          </draw:path>
          <draw:path draw:style-name="gr3" draw:text-style-name="P3" draw:layer="layout" svg:width="0.093cm" svg:height="0.093cm" svg:x="23.246cm" svg:y="7.8cm" svg:viewBox="0 0 94 94" svg:d="M94 48c0 25-21 46-47 46s-47-21-47-46c0-26 21-48 47-48s47 22 47 48z">
            <text:p/>
          </draw:path>
          <draw:path draw:style-name="gr3" draw:text-style-name="P3" draw:layer="layout" svg:width="0.093cm" svg:height="0.093cm" svg:x="22.992cm" svg:y="7.8cm" svg:viewBox="0 0 94 94" svg:d="M94 48c0 25-21 46-46 46-27 0-48-21-48-46 0-26 21-48 48-48 25 0 46 22 46 48z">
            <text:p/>
          </draw:path>
          <draw:path draw:style-name="gr3" draw:text-style-name="P3" draw:layer="layout" svg:width="0.093cm" svg:height="0.093cm" svg:x="22.738cm" svg:y="7.8cm" svg:viewBox="0 0 94 94" svg:d="M94 48c0 25-21 46-46 46-26 0-48-21-48-46 0-26 22-48 48-48 25 0 46 22 46 48z">
            <text:p/>
          </draw:path>
          <draw:path draw:style-name="gr3" draw:text-style-name="P3" draw:layer="layout" svg:width="0.093cm" svg:height="0.093cm" svg:x="22.484cm" svg:y="7.8cm" svg:viewBox="0 0 94 94" svg:d="M94 48c0 25-22 46-47 46-26 0-47-21-47-46 0-26 21-48 47-48 25 0 47 22 47 48z">
            <text:p/>
          </draw:path>
          <draw:path draw:style-name="gr3" draw:text-style-name="P3" draw:layer="layout" svg:width="0.093cm" svg:height="0.093cm" svg:x="22.23cm" svg:y="7.8cm" svg:viewBox="0 0 94 94" svg:d="M94 48c0 25-21 46-47 46s-47-21-47-46c0-26 21-48 47-48s47 22 47 48z">
            <text:p/>
          </draw:path>
          <draw:path draw:style-name="gr3" draw:text-style-name="P3" draw:layer="layout" svg:width="0.093cm" svg:height="0.093cm" svg:x="21.976cm" svg:y="7.8cm" svg:viewBox="0 0 94 94" svg:d="M94 48c0 25-21 46-46 46-27 0-48-21-48-46 0-26 21-48 48-48 25 0 46 22 46 48z">
            <text:p/>
          </draw:path>
          <draw:path draw:style-name="gr3" draw:text-style-name="P3" draw:layer="layout" svg:width="0.093cm" svg:height="0.093cm" svg:x="21.722cm" svg:y="7.8cm" svg:viewBox="0 0 94 94" svg:d="M94 48c0 25-21 46-46 46-26 0-48-21-48-46 0-26 22-48 48-48 25 0 46 22 46 48z">
            <text:p/>
          </draw:path>
          <draw:path draw:style-name="gr3" draw:text-style-name="P3" draw:layer="layout" svg:width="0.11cm" svg:height="0.11cm" svg:x="22.958cm" svg:y="9.951cm" svg:viewBox="0 0 111 111" svg:d="M111 56c0 30-25 55-55 55s-56-25-56-55c0-32 26-56 56-56s55 24 55 56z">
            <text:p/>
          </draw:path>
          <draw:path draw:style-name="gr3" draw:text-style-name="P3" draw:layer="layout" svg:width="0.11cm" svg:height="0.11cm" svg:x="23.212cm" svg:y="9.951cm" svg:viewBox="0 0 111 111" svg:d="M111 56c0 30-25 55-56 55-30 0-55-25-55-55 0-32 25-56 55-56 31 0 56 24 56 56z">
            <text:p/>
          </draw:path>
          <draw:path draw:style-name="gr3" draw:text-style-name="P3" draw:layer="layout" svg:width="0.11cm" svg:height="0.11cm" svg:x="23.466cm" svg:y="9.951cm" svg:viewBox="0 0 111 111" svg:d="M111 56c0 30-25 55-55 55-31 0-56-25-56-55 0-32 25-56 56-56 30 0 55 24 55 56z">
            <text:p/>
          </draw:path>
          <draw:path draw:style-name="gr3" draw:text-style-name="P3" draw:layer="layout" svg:width="0.11cm" svg:height="0.11cm" svg:x="23.72cm" svg:y="9.951cm" svg:viewBox="0 0 111 111" svg:d="M111 56c0 30-25 55-55 55s-56-25-56-55c0-32 26-56 56-56s55 24 55 56z">
            <text:p/>
          </draw:path>
          <draw:path draw:style-name="gr3" draw:text-style-name="P3" draw:layer="layout" svg:width="0.11cm" svg:height="0.11cm" svg:x="23.974cm" svg:y="9.951cm" svg:viewBox="0 0 111 111" svg:d="M111 56c0 30-26 55-56 55s-55-25-55-55c0-32 25-56 55-56s56 24 56 56z">
            <text:p/>
          </draw:path>
          <draw:path draw:style-name="gr3" draw:text-style-name="P3" draw:layer="layout" svg:width="0.11cm" svg:height="0.11cm" svg:x="22.704cm" svg:y="9.951cm" svg:viewBox="0 0 111 111" svg:d="M111 56c0 30-25 55-55 55-31 0-56-25-56-55 0-32 25-56 56-56 30 0 55 24 55 56z">
            <text:p/>
          </draw:path>
          <draw:path draw:style-name="gr3" draw:text-style-name="P3" draw:layer="layout" svg:width="0.093cm" svg:height="0.093cm" svg:x="22.23cm" svg:y="8.562cm" svg:viewBox="0 0 94 94" svg:d="M94 47c0 25-21 47-47 47s-47-22-47-47c0-26 21-47 47-47s47 21 47 47z">
            <text:p/>
          </draw:path>
          <draw:path draw:style-name="gr3" draw:text-style-name="P3" draw:layer="layout" svg:width="0.093cm" svg:height="0.093cm" svg:x="21.976cm" svg:y="8.562cm" svg:viewBox="0 0 94 94" svg:d="M94 47c0 25-21 47-46 47-27 0-48-22-48-47 0-26 21-47 48-47 25 0 46 21 46 47z">
            <text:p/>
          </draw:path>
          <draw:path draw:style-name="gr3" draw:text-style-name="P3" draw:layer="layout" svg:width="0.11cm" svg:height="0.11cm" svg:x="22.018cm" svg:y="9.951cm" svg:viewBox="0 0 111 111" svg:d="M111 56c0 30-24 55-56 55-30 0-55-25-55-55 0-32 25-56 55-56 32 0 56 24 56 56z">
            <text:p/>
          </draw:path>
          <draw:path draw:style-name="gr3" draw:text-style-name="P3" draw:layer="layout" svg:width="0.11cm" svg:height="0.11cm" svg:x="22.272cm" svg:y="9.951cm" svg:viewBox="0 0 111 111" svg:d="M111 56c0 30-24 55-55 55s-56-25-56-55c0-32 25-56 56-56s55 24 55 56z">
            <text:p/>
          </draw:path>
          <draw:path draw:style-name="gr3" draw:text-style-name="P3" draw:layer="layout" svg:width="0.11cm" svg:height="0.11cm" svg:x="21.764cm" svg:y="9.951cm" svg:viewBox="0 0 111 111" svg:d="M111 56c0 30-25 55-56 55-30 0-55-25-55-55 0-32 25-56 55-56 31 0 56 24 56 56z">
            <text:p/>
          </draw:path>
          <draw:path draw:style-name="gr3" draw:text-style-name="P3" draw:layer="layout" svg:width="0.093cm" svg:height="0.093cm" svg:x="20.96cm" svg:y="8.562cm" svg:viewBox="0 0 94 94" svg:d="M94 47c0 25-21 47-46 47-27 0-48-22-48-47 0-26 21-47 48-47 25 0 46 21 46 47z">
            <text:p/>
          </draw:path>
          <draw:path draw:style-name="gr3" draw:text-style-name="P3" draw:layer="layout" svg:width="0.093cm" svg:height="0.093cm" svg:x="21.214cm" svg:y="8.562cm" svg:viewBox="0 0 94 94" svg:d="M94 47c0 25-21 47-47 47s-47-22-47-47c0-26 21-47 47-47s47 21 47 47z">
            <text:p/>
          </draw:path>
          <draw:path draw:style-name="gr3" draw:text-style-name="P3" draw:layer="layout" svg:width="0.093cm" svg:height="0.093cm" svg:x="21.468cm" svg:y="8.562cm" svg:viewBox="0 0 94 94" svg:d="M94 47c0 25-22 47-47 47-26 0-47-22-47-47 0-26 21-47 47-47 25 0 47 21 47 47z">
            <text:p/>
          </draw:path>
          <draw:path draw:style-name="gr3" draw:text-style-name="P3" draw:layer="layout" svg:width="0.093cm" svg:height="0.093cm" svg:x="21.722cm" svg:y="8.562cm" svg:viewBox="0 0 94 94" svg:d="M94 47c0 25-21 47-46 47-26 0-48-22-48-47 0-26 22-47 48-47 25 0 46 21 46 47z">
            <text:p/>
          </draw:path>
          <draw:path draw:style-name="gr3" draw:text-style-name="P3" draw:layer="layout" svg:width="0.093cm" svg:height="0.093cm" svg:x="20.706cm" svg:y="8.562cm" svg:viewBox="0 0 94 94" svg:d="M94 47c0 25-21 47-46 47-26 0-48-22-48-47 0-26 22-47 48-47 25 0 46 21 46 47z">
            <text:p/>
          </draw:path>
          <draw:path draw:style-name="gr3" draw:text-style-name="P3" draw:layer="layout" svg:width="0.11cm" svg:height="0.11cm" svg:x="20.266cm" svg:y="5.091cm" svg:viewBox="0 0 111 111" svg:d="M111 55c0 31-25 56-56 56s-55-25-55-56c0-30 24-55 55-55s56 25 56 55z">
            <text:p/>
          </draw:path>
          <draw:path draw:style-name="gr3" draw:text-style-name="P3" draw:layer="layout" svg:width="0.11cm" svg:height="0.11cm" svg:x="19.758cm" svg:y="5.091cm" svg:viewBox="0 0 111 111" svg:d="M111 55c0 31-25 56-55 56-31 0-56-25-56-56 0-30 25-55 56-55 30 0 55 25 55 55z">
            <text:p/>
          </draw:path>
          <draw:path draw:style-name="gr3" draw:text-style-name="P3" draw:layer="layout" svg:width="0.11cm" svg:height="0.11cm" svg:x="20.52cm" svg:y="5.091cm" svg:viewBox="0 0 111 111" svg:d="M111 55c0 31-25 56-55 56-32 0-56-25-56-56 0-30 24-55 56-55 30 0 55 25 55 55z">
            <text:p/>
          </draw:path>
          <draw:path draw:style-name="gr3" draw:text-style-name="P3" draw:layer="layout" svg:width="0.11cm" svg:height="0.11cm" svg:x="20.012cm" svg:y="5.091cm" svg:viewBox="0 0 111 111" svg:d="M111 55c0 31-26 56-56 56-31 0-55-25-55-56 0-30 24-55 55-55 30 0 56 25 56 55z">
            <text:p/>
          </draw:path>
          <draw:path draw:style-name="gr3" draw:text-style-name="P3" draw:layer="layout" svg:width="0.11cm" svg:height="0.11cm" svg:x="19.504cm" svg:y="5.091cm" svg:viewBox="0 0 111 111" svg:d="M111 55c0 31-25 56-55 56-32 0-56-25-56-56 0-30 24-55 56-55 30 0 55 25 55 55z">
            <text:p/>
          </draw:path>
          <draw:path draw:style-name="gr3" draw:text-style-name="P3" draw:layer="layout" svg:width="0.11cm" svg:height="0.11cm" svg:x="22.958cm" svg:y="5.091cm" svg:viewBox="0 0 111 111" svg:d="M111 55c0 31-25 56-55 56s-56-25-56-56c0-30 26-55 56-55s55 25 55 55z">
            <text:p/>
          </draw:path>
          <draw:path draw:style-name="gr3" draw:text-style-name="P3" draw:layer="layout" svg:width="0.11cm" svg:height="0.11cm" svg:x="22.45cm" svg:y="5.091cm" svg:viewBox="0 0 111 111" svg:d="M111 55c0 31-25 56-56 56-30 0-55-25-55-56 0-30 25-55 55-55 31 0 56 25 56 55z">
            <text:p/>
          </draw:path>
          <draw:path draw:style-name="gr3" draw:text-style-name="P3" draw:layer="layout" svg:width="0.11cm" svg:height="0.11cm" svg:x="23.974cm" svg:y="5.091cm" svg:viewBox="0 0 111 111" svg:d="M111 55c0 31-26 56-56 56s-55-25-55-56c0-30 25-55 55-55s56 25 56 55z">
            <text:p/>
          </draw:path>
          <draw:path draw:style-name="gr3" draw:text-style-name="P3" draw:layer="layout" svg:width="0.11cm" svg:height="0.11cm" svg:x="23.72cm" svg:y="5.091cm" svg:viewBox="0 0 111 111" svg:d="M111 55c0 31-25 56-55 56s-56-25-56-56c0-30 26-55 56-55s55 25 55 55z">
            <text:p/>
          </draw:path>
          <draw:path draw:style-name="gr3" draw:text-style-name="P3" draw:layer="layout" svg:width="0.11cm" svg:height="0.11cm" svg:x="23.466cm" svg:y="5.091cm" svg:viewBox="0 0 111 111" svg:d="M111 55c0 31-25 56-55 56-31 0-56-25-56-56 0-30 25-55 56-55 30 0 55 25 55 55z">
            <text:p/>
          </draw:path>
          <draw:path draw:style-name="gr3" draw:text-style-name="P3" draw:layer="layout" svg:width="0.11cm" svg:height="0.11cm" svg:x="23.212cm" svg:y="5.091cm" svg:viewBox="0 0 111 111" svg:d="M111 55c0 31-25 56-56 56-30 0-55-25-55-56 0-30 25-55 55-55 31 0 56 25 56 55z">
            <text:p/>
          </draw:path>
          <draw:path draw:style-name="gr3" draw:text-style-name="P3" draw:layer="layout" svg:width="0.11cm" svg:height="0.11cm" svg:x="22.704cm" svg:y="5.091cm" svg:viewBox="0 0 111 111" svg:d="M111 55c0 31-25 56-55 56-31 0-56-25-56-56 0-30 25-55 56-55 30 0 55 25 55 55z">
            <text:p/>
          </draw:path>
          <draw:path draw:style-name="gr3" draw:text-style-name="P3" draw:layer="layout" svg:width="0.11cm" svg:height="0.11cm" svg:x="22.196cm" svg:y="5.091cm" svg:viewBox="0 0 111 111" svg:d="M111 55c0 31-26 56-56 56s-55-25-55-56c0-30 25-55 55-55s56 25 56 55z">
            <text:p/>
          </draw:path>
          <draw:path draw:style-name="gr3" draw:text-style-name="P3" draw:layer="layout" svg:width="0.11cm" svg:height="0.11cm" svg:x="21.536cm" svg:y="5.091cm" svg:viewBox="0 0 111 111" svg:d="M111 55c0 31-26 56-56 56-31 0-55-25-55-56 0-30 24-55 55-55 30 0 56 25 56 55z">
            <text:p/>
          </draw:path>
          <draw:path draw:style-name="gr3" draw:text-style-name="P3" draw:layer="layout" svg:width="0.11cm" svg:height="0.11cm" svg:x="21.79cm" svg:y="5.091cm" svg:viewBox="0 0 111 111" svg:d="M111 55c0 31-25 56-56 56s-55-25-55-56c0-30 24-55 55-55s56 25 56 55z">
            <text:p/>
          </draw:path>
          <draw:path draw:style-name="gr3" draw:text-style-name="P3" draw:layer="layout" svg:width="0.11cm" svg:height="0.11cm" svg:x="21.028cm" svg:y="5.091cm" svg:viewBox="0 0 111 111" svg:d="M111 55c0 31-25 56-56 56s-55-25-55-56c0-30 24-55 55-55s56 25 56 55z">
            <text:p/>
          </draw:path>
          <draw:path draw:style-name="gr3" draw:text-style-name="P3" draw:layer="layout" svg:width="0.11cm" svg:height="0.11cm" svg:x="21.282cm" svg:y="5.091cm" svg:viewBox="0 0 111 111" svg:d="M111 55c0 31-25 56-55 56-32 0-56-25-56-56 0-30 24-55 56-55 30 0 55 25 55 55z">
            <text:p/>
          </draw:path>
          <draw:path draw:style-name="gr3" draw:text-style-name="P3" draw:layer="layout" svg:width="0.11cm" svg:height="0.11cm" svg:x="20.774cm" svg:y="5.091cm" svg:viewBox="0 0 111 111" svg:d="M111 55c0 31-26 56-56 56-31 0-55-25-55-56 0-30 24-55 55-55 30 0 56 25 56 55z">
            <text:p/>
          </draw:path>
          <draw:path draw:style-name="gr3" draw:text-style-name="P3" draw:layer="layout" svg:width="0.094cm" svg:height="0.093cm" svg:x="18.174cm" svg:y="8.3cm" svg:viewBox="0 0 95 94" svg:d="M95 46c0 27-21 48-47 48-27 0-48-21-48-48 0-25 21-46 48-46 26 0 47 21 47 46z">
            <text:p/>
          </draw:path>
          <draw:path draw:style-name="gr3" draw:text-style-name="P3" draw:layer="layout" svg:width="0.094cm" svg:height="0.093cm" svg:x="18.174cm" svg:y="7.809cm" svg:viewBox="0 0 95 94" svg:d="M95 47c0 26-21 47-47 47-27 0-48-21-48-47 0-25 21-47 48-47 26 0 47 22 47 47z">
            <text:p/>
          </draw:path>
          <draw:path draw:style-name="gr3" draw:text-style-name="P3" draw:layer="layout" svg:width="0.11cm" svg:height="0.11cm" svg:x="18.505cm" svg:y="6.479cm" svg:viewBox="0 0 111 111" svg:d="M111 55c0 31-25 56-56 56s-55-25-55-56c0-30 24-55 55-55s56 25 56 55z">
            <text:p/>
          </draw:path>
          <draw:path draw:style-name="gr3" draw:text-style-name="P3" draw:layer="layout" svg:width="0.11cm" svg:height="0.11cm" svg:x="18.505cm" svg:y="6.234cm" svg:viewBox="0 0 111 111" svg:d="M111 56c0 30-25 55-56 55s-55-25-55-55 24-56 55-56 56 26 56 56z">
            <text:p/>
          </draw:path>
          <draw:path draw:style-name="gr3" draw:text-style-name="P3" draw:layer="layout" svg:width="0.11cm" svg:height="0.11cm" svg:x="18.301cm" svg:y="6.234cm" svg:viewBox="0 0 111 111" svg:d="M111 56c0 30-24 55-55 55s-56-25-56-55 25-56 56-56 55 26 55 56z">
            <text:p/>
          </draw:path>
          <draw:path draw:style-name="gr3" draw:text-style-name="P3" draw:layer="layout" svg:width="0.11cm" svg:height="0.11cm" svg:x="18.301cm" svg:y="6.479cm" svg:viewBox="0 0 111 111" svg:d="M111 55c0 31-24 56-55 56s-56-25-56-56c0-30 25-55 56-55s55 25 55 55z">
            <text:p/>
          </draw:path>
          <draw:path draw:style-name="gr3" draw:text-style-name="P3" draw:layer="layout" svg:width="0.246cm" svg:height="0.245cm" svg:x="17.954cm" svg:y="6.886cm" svg:viewBox="0 0 247 246" svg:d="M247 124c0 67-55 122-124 122-68 0-123-55-123-122 0-69 55-124 123-124 69 0 124 55 124 124z">
            <text:p/>
          </draw:path>
          <draw:path draw:style-name="gr3" draw:text-style-name="P3" draw:layer="layout" svg:width="0.246cm" svg:height="0.246cm" svg:x="17.954cm" svg:y="5.692cm" svg:viewBox="0 0 247 247" svg:d="M247 124c0 68-55 123-124 123-68 0-123-55-123-123 0-69 55-124 123-124 69 0 124 55 124 124z">
            <text:p/>
          </draw:path>
          <draw:path draw:style-name="gr3" draw:text-style-name="P3" draw:layer="layout" svg:width="0.093cm" svg:height="0.093cm" svg:x="20.452cm" svg:y="7.8cm" svg:viewBox="0 0 94 94" svg:d="M94 48c0 25-22 46-47 46-26 0-47-21-47-46 0-26 21-48 47-48 25 0 47 22 47 48z">
            <text:p/>
          </draw:path>
          <draw:path draw:style-name="gr3" draw:text-style-name="P3" draw:layer="layout" svg:width="0.11cm" svg:height="0.11cm" svg:x="21.002cm" svg:y="9.951cm" svg:viewBox="0 0 111 111" svg:d="M111 56c0 30-25 55-56 55-30 0-55-25-55-55 0-32 25-56 55-56 31 0 56 24 56 56z">
            <text:p/>
          </draw:path>
          <draw:path draw:style-name="gr3" draw:text-style-name="P3" draw:layer="layout" svg:width="0.11cm" svg:height="0.11cm" svg:x="21.51cm" svg:y="9.951cm" svg:viewBox="0 0 111 111" svg:d="M111 56c0 30-24 55-55 55s-56-25-56-55c0-32 25-56 56-56s55 24 55 56z">
            <text:p/>
          </draw:path>
          <draw:path draw:style-name="gr3" draw:text-style-name="P3" draw:layer="layout" svg:width="0.11cm" svg:height="0.11cm" svg:x="21.256cm" svg:y="9.951cm" svg:viewBox="0 0 111 111" svg:d="M111 56c0 30-24 55-56 55-30 0-55-25-55-55 0-32 25-56 55-56 32 0 56 24 56 56z">
            <text:p/>
          </draw:path>
          <draw:path draw:style-name="gr3" draw:text-style-name="P3" draw:layer="layout" svg:width="0.11cm" svg:height="0.11cm" svg:x="20.748cm" svg:y="9.951cm" svg:viewBox="0 0 111 111" svg:d="M111 56c0 30-24 55-55 55-30 0-56-25-56-55 0-32 26-56 56-56 31 0 55 24 55 56z">
            <text:p/>
          </draw:path>
          <draw:path draw:style-name="gr3" draw:text-style-name="P3" draw:layer="layout" svg:width="0.11cm" svg:height="0.11cm" svg:x="20.494cm" svg:y="9.951cm" svg:viewBox="0 0 111 111" svg:d="M111 56c0 30-24 55-55 55s-56-25-56-55c0-32 25-56 56-56s55 24 55 56z">
            <text:p/>
          </draw:path>
          <draw:path draw:style-name="gr3" draw:text-style-name="P3" draw:layer="layout" svg:width="0.093cm" svg:height="0.093cm" svg:x="21.468cm" svg:y="7.8cm" svg:viewBox="0 0 94 94" svg:d="M94 48c0 25-22 46-47 46-26 0-47-21-47-46 0-26 21-48 47-48 25 0 47 22 47 48z">
            <text:p/>
          </draw:path>
          <draw:path draw:style-name="gr3" draw:text-style-name="P3" draw:layer="layout" svg:width="0.093cm" svg:height="0.093cm" svg:x="21.214cm" svg:y="7.8cm" svg:viewBox="0 0 94 94" svg:d="M94 48c0 25-21 46-47 46s-47-21-47-46c0-26 21-48 47-48s47 22 47 48z">
            <text:p/>
          </draw:path>
          <draw:path draw:style-name="gr3" draw:text-style-name="P3" draw:layer="layout" svg:width="0.093cm" svg:height="0.093cm" svg:x="20.96cm" svg:y="7.8cm" svg:viewBox="0 0 94 94" svg:d="M94 48c0 25-21 46-46 46-27 0-48-21-48-46 0-26 21-48 48-48 25 0 46 22 46 48z">
            <text:p/>
          </draw:path>
          <draw:path draw:style-name="gr3" draw:text-style-name="P3" draw:layer="layout" svg:width="0.093cm" svg:height="0.093cm" svg:x="20.706cm" svg:y="7.8cm" svg:viewBox="0 0 94 94" svg:d="M94 48c0 25-21 46-46 46-26 0-48-21-48-46 0-26 22-48 48-48 25 0 46 22 46 48z">
            <text:p/>
          </draw:path>
          <draw:path draw:style-name="gr3" draw:text-style-name="P3" draw:layer="layout" svg:width="0.093cm" svg:height="0.093cm" svg:x="20.198cm" svg:y="8.562cm" svg:viewBox="0 0 94 94" svg:d="M94 47c0 25-21 47-47 47s-47-22-47-47c0-26 21-47 47-47s47 21 47 47z">
            <text:p/>
          </draw:path>
          <draw:path draw:style-name="gr3" draw:text-style-name="P3" draw:layer="layout" svg:width="0.093cm" svg:height="0.093cm" svg:x="20.452cm" svg:y="8.562cm" svg:viewBox="0 0 94 94" svg:d="M94 47c0 25-22 47-47 47-26 0-47-22-47-47 0-26 21-47 47-47 25 0 47 21 47 47z">
            <text:p/>
          </draw:path>
          <draw:path draw:style-name="gr3" draw:text-style-name="P3" draw:layer="layout" svg:width="0.093cm" svg:height="0.093cm" svg:x="20.198cm" svg:y="7.8cm" svg:viewBox="0 0 94 94" svg:d="M94 48c0 25-21 46-47 46s-47-21-47-46c0-26 21-48 47-48s47 22 47 48z">
            <text:p/>
          </draw:path>
          <draw:line draw:style-name="gr4" draw:text-style-name="P2" draw:layer="layout" svg:x1="18.229cm" svg:y1="9.947cm" svg:x2="18.433cm" svg:y2="9.947cm">
            <text:p/>
          </draw:line>
          <draw:line draw:style-name="gr4" draw:text-style-name="P2" draw:layer="layout" svg:x1="18.026cm" svg:y1="9.371cm" svg:x2="18.026cm" svg:y2="9.574cm">
            <text:p/>
          </draw:line>
          <draw:line draw:style-name="gr4" draw:text-style-name="P2" draw:layer="layout" svg:x1="18.627cm" svg:y1="9.371cm" svg:x2="18.627cm" svg:y2="9.574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cm" fo:margin-bottom="1cm" fo:margin-left="0.4cm" fo:margin-right="0.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4-06-18T20:48:17.713380545</dc:date>
    <meta:editing-duration>PT14M45S</meta:editing-duration>
    <meta:editing-cycles>2</meta:editing-cycles>
    <meta:generator>LibreOffice/7.3.1.3$MacOSX_AARCH64 LibreOffice_project/a69ca51ded25f3eefd52d7bf9a5fad8c90b87951</meta:generator>
    <meta:document-statistic meta:object-count="99"/>
  </office:meta>
</office:document-meta>
</file>